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1.67572"/>
          <table:table-cell office:value-type="float" office:value="0.0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1.0"/>
          <table:table-cell office:value-type="float" office:value="836.0"/>
          <table:table-cell office:value-type="string">
            <text:p/>
          </table:table-cell>
          <table:table-cell office:value-type="float" office:value="65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64818"/>
          <table:table-cell office:value-type="float" office:value="0.0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1.0"/>
          <table:table-cell office:value-type="float" office:value="836.0"/>
          <table:table-cell office:value-type="string">
            <text:p/>
          </table:table-cell>
          <table:table-cell office:value-type="float" office:value="65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53058"/>
          <table:table-cell office:value-type="float" office:value="0.0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1.0"/>
          <table:table-cell office:value-type="float" office:value="836.0"/>
          <table:table-cell office:value-type="string">
            <text:p/>
          </table:table-cell>
          <table:table-cell office:value-type="float" office:value="659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1.78874"/>
          <table:table-cell office:value-type="float" office:value="0.0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2.0"/>
          <table:table-cell office:value-type="float" office:value="940.0"/>
          <table:table-cell office:value-type="string">
            <text:p/>
          </table:table-cell>
          <table:table-cell office:value-type="float" office:value="80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58063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2.0"/>
          <table:table-cell office:value-type="float" office:value="940.0"/>
          <table:table-cell office:value-type="string">
            <text:p/>
          </table:table-cell>
          <table:table-cell office:value-type="float" office:value="80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79222"/>
          <table:table-cell office:value-type="float" office:value="0.0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2.0"/>
          <table:table-cell office:value-type="float" office:value="940.0"/>
          <table:table-cell office:value-type="string">
            <text:p/>
          </table:table-cell>
          <table:table-cell office:value-type="float" office:value="808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1.65748"/>
          <table:table-cell office:value-type="float" office:value="0.07"/>
          <table:table-cell office:value-type="float" office:value="0.0"/>
          <table:table-cell office:value-type="float" office:value="255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318.0"/>
          <table:table-cell office:value-type="float" office:value="406.0"/>
          <table:table-cell office:value-type="float" office:value="828.0"/>
          <table:table-cell office:value-type="float" office:value="1262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4.0"/>
          <table:table-cell office:value-type="float" office:value="1455.0"/>
          <table:table-cell office:value-type="float" office:value="1082.0"/>
          <table:table-cell office:value-type="float" office:value="608.0"/>
          <table:table-cell office:value-type="float" office:value="928.0"/>
          <table:table-cell office:value-type="float" office:value="946.0"/>
          <table:table-cell office:value-type="float" office:value="16.0"/>
          <table:table-cell office:value-type="float" office:value="1.69181"/>
          <table:table-cell office:value-type="float" office:value="0.0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6.0"/>
          <table:table-cell office:value-type="float" office:value="0.0"/>
          <table:table-cell office:value-type="float" office:value="127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4.0"/>
          <table:table-cell office:value-type="float" office:value="1455.0"/>
          <table:table-cell office:value-type="float" office:value="1082.0"/>
          <table:table-cell office:value-type="float" office:value="608.0"/>
          <table:table-cell office:value-type="float" office:value="928.0"/>
          <table:table-cell office:value-type="float" office:value="921.0"/>
          <table:table-cell office:value-type="float" office:value="16.0"/>
          <table:table-cell office:value-type="float" office:value="1.51117"/>
          <table:table-cell office:value-type="float" office:value="0.038"/>
          <table:table-cell office:value-type="float" office:value="0.0"/>
          <table:table-cell office:value-type="float" office:value="88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129.0"/>
          <table:table-cell office:value-type="float" office:value="400.0"/>
          <table:table-cell office:value-type="float" office:value="786.0"/>
          <table:table-cell office:value-type="float" office:value="128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30.0"/>
          <table:table-cell office:value-type="float" office:value="1483.0"/>
          <table:table-cell office:value-type="float" office:value="1110.0"/>
          <table:table-cell office:value-type="float" office:value="664.0"/>
          <table:table-cell office:value-type="float" office:value="996.0"/>
          <table:table-cell office:value-type="float" office:value="1241.0"/>
          <table:table-cell office:value-type="float" office:value="16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1.60062"/>
          <table:table-cell office:value-type="float" office:value="0.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3.0"/>
          <table:table-cell office:value-type="float" office:value="729.0"/>
          <table:table-cell office:value-type="string">
            <text:p/>
          </table:table-cell>
          <table:table-cell office:value-type="float" office:value="6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62314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3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3.0"/>
          <table:table-cell office:value-type="float" office:value="729.0"/>
          <table:table-cell office:value-type="string">
            <text:p/>
          </table:table-cell>
          <table:table-cell office:value-type="float" office:value="61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46172"/>
          <table:table-cell office:value-type="float" office:value="0.0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3.0"/>
          <table:table-cell office:value-type="float" office:value="729.0"/>
          <table:table-cell office:value-type="string">
            <text:p/>
          </table:table-cell>
          <table:table-cell office:value-type="float" office:value="614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1.64454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1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5.0"/>
          <table:table-cell office:value-type="float" office:value="1480.0"/>
          <table:table-cell office:value-type="float" office:value="1084.0"/>
          <table:table-cell office:value-type="float" office:value="606.0"/>
          <table:table-cell office:value-type="float" office:value="962.0"/>
          <table:table-cell office:value-type="float" office:value="979.0"/>
          <table:table-cell office:value-type="float" office:value="16.0"/>
          <table:table-cell office:value-type="float" office:value="1.63818"/>
          <table:table-cell office:value-type="float" office:value="0.0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10.0"/>
          <table:table-cell office:value-type="float" office:value="0.0"/>
          <table:table-cell office:value-type="float" office:value="1228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5.0"/>
          <table:table-cell office:value-type="float" office:value="1480.0"/>
          <table:table-cell office:value-type="float" office:value="1084.0"/>
          <table:table-cell office:value-type="float" office:value="606.0"/>
          <table:table-cell office:value-type="float" office:value="962.0"/>
          <table:table-cell office:value-type="float" office:value="948.0"/>
          <table:table-cell office:value-type="float" office:value="16.0"/>
          <table:table-cell office:value-type="float" office:value="1.78272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06.0"/>
          <table:table-cell office:value-type="float" office:value="0.0"/>
          <table:table-cell office:value-type="float" office:value="128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31.0"/>
          <table:table-cell office:value-type="float" office:value="1508.0"/>
          <table:table-cell office:value-type="float" office:value="1112.0"/>
          <table:table-cell office:value-type="float" office:value="662.0"/>
          <table:table-cell office:value-type="float" office:value="1030.0"/>
          <table:table-cell office:value-type="float" office:value="1276.0"/>
          <table:table-cell office:value-type="float" office:value="16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